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015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Count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Exponent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Count^Exponent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2"/>
          <table:table-cell table:style-name="ce4" office:value-type="string" calcext:value-type="string">
            <text:p>Dn</text:p>
          </table:table-cell>
          <table:table-cell table:style-name="ce4" office:value-type="string" calcext:value-type="string">
            <text:p>Far</text:p>
          </table:table-cell>
          <table:table-cell table:style-name="ce4" office:value-type="string" calcext:value-type="string">
            <text:p>Up</text:p>
          </table:table-cell>
          <table:table-cell table:style-name="ce7" office:value-type="string" calcext:value-type="string">
            <text:p>Close</text:p>
          </table:table-cell>
          <table:table-cell table:style-name="ce4" office:value-type="string" calcext:value-type="string">
            <text:p>Dn</text:p>
          </table:table-cell>
          <table:table-cell table:style-name="ce4" office:value-type="string" calcext:value-type="string">
            <text:p>Far</text:p>
          </table:table-cell>
          <table:table-cell table:style-name="ce4" office:value-type="string" calcext:value-type="string">
            <text:p>Up</text:p>
          </table:table-cell>
          <table:table-cell table:style-name="ce7" office:value-type="string" calcext:value-type="string">
            <text:p>Close</text:p>
          </table:table-cell>
          <table:table-cell table:style-name="ce4" office:value-type="string" calcext:value-type="string">
            <text:p>Dn</text:p>
          </table:table-cell>
          <table:table-cell table:style-name="ce4" office:value-type="string" calcext:value-type="string">
            <text:p>Far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Close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DE L 1</text:p>
          </table:table-cell>
          <table:table-cell table:style-name="ce5" office:value-type="float" office:value="1033.8914" calcext:value-type="float">
            <text:p>1033.8914</text:p>
          </table:table-cell>
          <table:table-cell table:style-name="ce5" office:value-type="float" office:value="912.1074" calcext:value-type="float">
            <text:p>912.1074</text:p>
          </table:table-cell>
          <table:table-cell table:style-name="ce5" office:value-type="float" office:value="911.5188" calcext:value-type="float">
            <text:p>911.5188</text:p>
          </table:table-cell>
          <table:table-cell table:style-name="ce8" office:value-type="float" office:value="1041.7923" calcext:value-type="float">
            <text:p>1041.7923</text:p>
          </table:table-cell>
          <table:table-cell table:style-name="ce5" office:value-type="float" office:value="0.074224" calcext:value-type="float">
            <text:p>0.074224</text:p>
          </table:table-cell>
          <table:table-cell table:style-name="ce5" office:value-type="float" office:value="-0.045968" calcext:value-type="float">
            <text:p>-0.045968</text:p>
          </table:table-cell>
          <table:table-cell table:style-name="ce5" office:value-type="float" office:value="-0.046372" calcext:value-type="float">
            <text:p>-0.046372</text:p>
          </table:table-cell>
          <table:table-cell table:style-name="ce8" office:value-type="float" office:value="0.066222" calcext:value-type="float">
            <text:p>0.066222</text:p>
          </table:table-cell>
          <table:table-cell table:formula="of:=[.B3]^[.F3]" office:value-type="float" office:value="1.67396505142513" calcext:value-type="float">
            <text:p>1.6739650514</text:p>
          </table:table-cell>
          <table:table-cell table:formula="of:=[.C3]^[.G3]" office:value-type="float" office:value="0.731025634536478" calcext:value-type="float">
            <text:p>0.7310256345</text:p>
          </table:table-cell>
          <table:table-cell table:formula="of:=[.D3]^[.H3]" office:value-type="float" office:value="0.729037298885017" calcext:value-type="float">
            <text:p>0.7290372989</text:p>
          </table:table-cell>
          <table:table-cell table:formula="of:=[.E3]^[.I3]" office:value-type="float" office:value="1.58432218230142" calcext:value-type="float">
            <text:p>1.5843221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 L 2</text:p>
          </table:table-cell>
          <table:table-cell table:style-name="ce5" office:value-type="float" office:value="1007.907" calcext:value-type="float">
            <text:p>1007.907</text:p>
          </table:table-cell>
          <table:table-cell table:style-name="ce5" office:value-type="float" office:value="1005.2967" calcext:value-type="float">
            <text:p>1005.2967</text:p>
          </table:table-cell>
          <table:table-cell table:style-name="ce5" office:value-type="float" office:value="899.3304" calcext:value-type="float">
            <text:p>899.3304</text:p>
          </table:table-cell>
          <table:table-cell table:style-name="ce8" office:value-type="float" office:value="889.564" calcext:value-type="float">
            <text:p>889.564</text:p>
          </table:table-cell>
          <table:table-cell table:style-name="ce5" office:value-type="float" office:value="0.07586" calcext:value-type="float">
            <text:p>0.07586</text:p>
          </table:table-cell>
          <table:table-cell table:style-name="ce5" office:value-type="float" office:value="0.072076" calcext:value-type="float">
            <text:p>0.072076</text:p>
          </table:table-cell>
          <table:table-cell table:style-name="ce5" office:value-type="float" office:value="-0.042875" calcext:value-type="float">
            <text:p>-0.042875</text:p>
          </table:table-cell>
          <table:table-cell table:style-name="ce8" office:value-type="float" office:value="-0.042272" calcext:value-type="float">
            <text:p>-0.042272</text:p>
          </table:table-cell>
          <table:table-cell table:formula="of:=[.B4]^[.F4]" office:value-type="float" office:value="1.68981622683119" calcext:value-type="float">
            <text:p>1.6898162268</text:p>
          </table:table-cell>
          <table:table-cell table:formula="of:=[.C4]^[.G4]" office:value-type="float" office:value="1.64586178244499" calcext:value-type="float">
            <text:p>1.6458617824</text:p>
          </table:table-cell>
          <table:table-cell table:formula="of:=[.D4]^[.H4]" office:value-type="float" office:value="0.747051790740634" calcext:value-type="float">
            <text:p>0.7470517907</text:p>
          </table:table-cell>
          <table:table-cell table:formula="of:=[.E4]^[.I4]" office:value-type="float" office:value="0.7504683504618" calcext:value-type="float">
            <text:p>0.75046835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 R 1</text:p>
          </table:table-cell>
          <table:table-cell table:style-name="ce5" office:value-type="float" office:value="1457.84" calcext:value-type="float">
            <text:p>1457.84</text:p>
          </table:table-cell>
          <table:table-cell table:style-name="ce5" office:value-type="float" office:value="1525.605" calcext:value-type="float">
            <text:p>1525.605</text:p>
          </table:table-cell>
          <table:table-cell table:style-name="ce5" office:value-type="float" office:value="1530.982" calcext:value-type="float">
            <text:p>1530.982</text:p>
          </table:table-cell>
          <table:table-cell table:style-name="ce8" office:value-type="float" office:value="1437.656" calcext:value-type="float">
            <text:p>1437.656</text:p>
          </table:table-cell>
          <table:table-cell table:style-name="ce5" office:value-type="float" office:value="-0.021504" calcext:value-type="float">
            <text:p>-0.021504</text:p>
          </table:table-cell>
          <table:table-cell table:style-name="ce5" office:value-type="float" office:value="0.055452" calcext:value-type="float">
            <text:p>0.055452</text:p>
          </table:table-cell>
          <table:table-cell table:style-name="ce5" office:value-type="float" office:value="0.056319" calcext:value-type="float">
            <text:p>0.056319</text:p>
          </table:table-cell>
          <table:table-cell table:style-name="ce8" office:value-type="float" office:value="-0.029017" calcext:value-type="float">
            <text:p>-0.029017</text:p>
          </table:table-cell>
          <table:table-cell table:formula="of:=[.B5]^[.F5]" office:value-type="float" office:value="0.855002890850847" calcext:value-type="float">
            <text:p>0.8550028909</text:p>
          </table:table-cell>
          <table:table-cell table:formula="of:=[.C5]^[.G5]" office:value-type="float" office:value="1.50151000894687" calcext:value-type="float">
            <text:p>1.5015100089</text:p>
          </table:table-cell>
          <table:table-cell table:formula="of:=[.D5]^[.H5]" office:value-type="float" office:value="1.51138229431716" calcext:value-type="float">
            <text:p>1.5113822943</text:p>
          </table:table-cell>
          <table:table-cell table:formula="of:=[.E5]^[.I5]" office:value-type="float" office:value="0.809793572593523" calcext:value-type="float">
            <text:p>0.80979357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 R 2</text:p>
          </table:table-cell>
          <table:table-cell table:style-name="ce5" office:value-type="float" office:value="1354.589" calcext:value-type="float">
            <text:p>1354.589</text:p>
          </table:table-cell>
          <table:table-cell table:style-name="ce5" office:value-type="float" office:value="1355.814" calcext:value-type="float">
            <text:p>1355.814</text:p>
          </table:table-cell>
          <table:table-cell table:style-name="ce5" office:value-type="float" office:value="1447.835" calcext:value-type="float">
            <text:p>1447.835</text:p>
          </table:table-cell>
          <table:table-cell table:style-name="ce8" office:value-type="float" office:value="1439.944" calcext:value-type="float">
            <text:p>1439.944</text:p>
          </table:table-cell>
          <table:table-cell table:style-name="ce5" office:value-type="float" office:value="-0.021304" calcext:value-type="float">
            <text:p>-0.021304</text:p>
          </table:table-cell>
          <table:table-cell table:style-name="ce5" office:value-type="float" office:value="-0.025011" calcext:value-type="float">
            <text:p>-0.025011</text:p>
          </table:table-cell>
          <table:table-cell table:style-name="ce5" office:value-type="float" office:value="0.055526" calcext:value-type="float">
            <text:p>0.055526</text:p>
          </table:table-cell>
          <table:table-cell table:style-name="ce8" office:value-type="float" office:value="0.062355" calcext:value-type="float">
            <text:p>0.062355</text:p>
          </table:table-cell>
          <table:table-cell table:formula="of:=[.B6]^[.F6]" office:value-type="float" office:value="0.857590520957216" calcext:value-type="float">
            <text:p>0.857590521</text:p>
          </table:table-cell>
          <table:table-cell table:formula="of:=[.C6]^[.G6]" office:value-type="float" office:value="0.834950142074884" calcext:value-type="float">
            <text:p>0.8349501421</text:p>
          </table:table-cell>
          <table:table-cell table:formula="of:=[.D6]^[.H6]" office:value-type="float" office:value="1.49796645198077" calcext:value-type="float">
            <text:p>1.497966452</text:p>
          </table:table-cell>
          <table:table-cell table:formula="of:=[.E6]^[.I6]" office:value-type="float" office:value="1.57376049762181" calcext:value-type="float">
            <text:p>1.57376049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J 1</text:p>
          </table:table-cell>
          <table:table-cell table:style-name="ce5" office:value-type="float" office:value="136.4919" calcext:value-type="float">
            <text:p>136.4919</text:p>
          </table:table-cell>
          <table:table-cell table:style-name="ce5" office:value-type="float" office:value="134.1817" calcext:value-type="float">
            <text:p>134.1817</text:p>
          </table:table-cell>
          <table:table-cell table:style-name="ce5" office:value-type="float" office:value="135.5454" calcext:value-type="float">
            <text:p>135.5454</text:p>
          </table:table-cell>
          <table:table-cell table:style-name="ce8" office:value-type="float" office:value="136.6235" calcext:value-type="float">
            <text:p>136.6235</text:p>
          </table:table-cell>
          <table:table-cell table:style-name="ce5" office:value-type="float" office:value="-1.008599" calcext:value-type="float">
            <text:p>-1.008599</text:p>
          </table:table-cell>
          <table:table-cell table:style-name="ce5" office:value-type="float" office:value="-1.069431" calcext:value-type="float">
            <text:p>-1.069431</text:p>
          </table:table-cell>
          <table:table-cell table:style-name="ce5" office:value-type="float" office:value="-1.052257" calcext:value-type="float">
            <text:p>-1.052257</text:p>
          </table:table-cell>
          <table:table-cell table:style-name="ce8" office:value-type="float" office:value="-1.008045" calcext:value-type="float">
            <text:p>-1.008045</text:p>
          </table:table-cell>
          <table:table-cell table:formula="of:=[.B7]^[.F7]" office:value-type="float" office:value="0.00702317251877529" calcext:value-type="float">
            <text:p>0.0070231725</text:p>
          </table:table-cell>
          <table:table-cell table:formula="of:=[.C7]^[.G7]" office:value-type="float" office:value="0.0053036986180665" calcext:value-type="float">
            <text:p>0.0053036986</text:p>
          </table:table-cell>
          <table:table-cell table:formula="of:=[.D7]^[.H7]" office:value-type="float" office:value="0.00570819580347063" calcext:value-type="float">
            <text:p>0.0057081958</text:p>
          </table:table-cell>
          <table:table-cell table:formula="of:=[.E7]^[.I7]" office:value-type="float" office:value="0.00703548904723469" calcext:value-type="float">
            <text:p>0.007035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J 2</text:p>
          </table:table-cell>
          <table:table-cell table:style-name="ce5" office:value-type="float" office:value="134.3257" calcext:value-type="float">
            <text:p>134.3257</text:p>
          </table:table-cell>
          <table:table-cell table:style-name="ce5" office:value-type="float" office:value="134.4437" calcext:value-type="float">
            <text:p>134.4437</text:p>
          </table:table-cell>
          <table:table-cell table:style-name="ce5" office:value-type="float" office:value="135.3524" calcext:value-type="float">
            <text:p>135.3524</text:p>
          </table:table-cell>
          <table:table-cell table:style-name="ce8" office:value-type="float" office:value="133.9456" calcext:value-type="float">
            <text:p>133.9456</text:p>
          </table:table-cell>
          <table:table-cell table:style-name="ce5" office:value-type="float" office:value="-1.057553" calcext:value-type="float">
            <text:p>-1.057553</text:p>
          </table:table-cell>
          <table:table-cell table:style-name="ce5" office:value-type="float" office:value="-0.963493" calcext:value-type="float">
            <text:p>-0.963493</text:p>
          </table:table-cell>
          <table:table-cell table:style-name="ce5" office:value-type="float" office:value="-0.947223" calcext:value-type="float">
            <text:p>-0.947223</text:p>
          </table:table-cell>
          <table:table-cell table:style-name="ce8" office:value-type="float" office:value="-1.008476" calcext:value-type="float">
            <text:p>-1.008476</text:p>
          </table:table-cell>
          <table:table-cell table:formula="of:=[.B8]^[.F8]" office:value-type="float" office:value="0.00561511876144449" calcext:value-type="float">
            <text:p>0.0056151188</text:p>
          </table:table-cell>
          <table:table-cell table:formula="of:=[.C8]^[.G8]" office:value-type="float" office:value="0.00889541410268023" calcext:value-type="float">
            <text:p>0.0088954141</text:p>
          </table:table-cell>
          <table:table-cell table:formula="of:=[.D8]^[.H8]" office:value-type="float" office:value="0.00957252299223604" calcext:value-type="float">
            <text:p>0.009572523</text:p>
          </table:table-cell>
          <table:table-cell table:formula="of:=[.E8]^[.I8]" office:value-type="float" office:value="0.00716215478387793" calcext:value-type="float">
            <text:p>0.00716215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ND 1</text:p>
          </table:table-cell>
          <table:table-cell table:style-name="ce5" office:value-type="float" office:value="137.4919" calcext:value-type="float">
            <text:p>137.4919</text:p>
          </table:table-cell>
          <table:table-cell table:style-name="ce5" office:value-type="float" office:value="135.1817" calcext:value-type="float">
            <text:p>135.1817</text:p>
          </table:table-cell>
          <table:table-cell table:style-name="ce5" office:value-type="float" office:value="136.5454" calcext:value-type="float">
            <text:p>136.5454</text:p>
          </table:table-cell>
          <table:table-cell table:style-name="ce8" office:value-type="float" office:value="137.6235" calcext:value-type="float">
            <text:p>137.6235</text:p>
          </table:table-cell>
          <table:table-cell table:style-name="ce5" office:value-type="float" office:value="1.153123" calcext:value-type="float">
            <text:p>1.153123</text:p>
          </table:table-cell>
          <table:table-cell table:style-name="ce5" office:value-type="float" office:value="1.278428" calcext:value-type="float">
            <text:p>1.278428</text:p>
          </table:table-cell>
          <table:table-cell table:style-name="ce5" office:value-type="float" office:value="1.257892" calcext:value-type="float">
            <text:p>1.257892</text:p>
          </table:table-cell>
          <table:table-cell table:style-name="ce8" office:value-type="float" office:value="1.177145" calcext:value-type="float">
            <text:p>1.177145</text:p>
          </table:table-cell>
          <table:table-cell table:formula="of:=[.B9]^[.F9]" office:value-type="float" office:value="292.210972731118" calcext:value-type="float">
            <text:p>292.2109727311</text:p>
          </table:table-cell>
          <table:table-cell table:formula="of:=[.C9]^[.G9]" office:value-type="float" office:value="529.938062722955" calcext:value-type="float">
            <text:p>529.938062723</text:p>
          </table:table-cell>
          <table:table-cell table:formula="of:=[.D9]^[.H9]" office:value-type="float" office:value="485.230341140287" calcext:value-type="float">
            <text:p>485.2303411403</text:p>
          </table:table-cell>
          <table:table-cell table:formula="of:=[.E9]^[.I9]" office:value-type="float" office:value="329.269344328456" calcext:value-type="float">
            <text:p>329.26934432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ND 2</text:p>
          </table:table-cell>
          <table:table-cell table:style-name="ce5" office:value-type="float" office:value="135.3257" calcext:value-type="float">
            <text:p>135.3257</text:p>
          </table:table-cell>
          <table:table-cell table:style-name="ce5" office:value-type="float" office:value="135.4437" calcext:value-type="float">
            <text:p>135.4437</text:p>
          </table:table-cell>
          <table:table-cell table:style-name="ce5" office:value-type="float" office:value="136.3524" calcext:value-type="float">
            <text:p>136.3524</text:p>
          </table:table-cell>
          <table:table-cell table:style-name="ce8" office:value-type="float" office:value="134.9456" calcext:value-type="float">
            <text:p>134.9456</text:p>
          </table:table-cell>
          <table:table-cell table:style-name="ce5" office:value-type="float" office:value="1.213555" calcext:value-type="float">
            <text:p>1.213555</text:p>
          </table:table-cell>
          <table:table-cell table:style-name="ce5" office:value-type="float" office:value="1.112469" calcext:value-type="float">
            <text:p>1.112469</text:p>
          </table:table-cell>
          <table:table-cell table:style-name="ce5" office:value-type="float" office:value="1.14065" calcext:value-type="float">
            <text:p>1.14065</text:p>
          </table:table-cell>
          <table:table-cell table:style-name="ce8" office:value-type="float" office:value="1.202722" calcext:value-type="float">
            <text:p>1.202722</text:p>
          </table:table-cell>
          <table:table-cell table:formula="of:=[.B10]^[.F10]" office:value-type="float" office:value="385.964355297065" calcext:value-type="float">
            <text:p>385.9643552971</text:p>
          </table:table-cell>
          <table:table-cell table:formula="of:=[.C10]^[.G10]" office:value-type="float" office:value="235.242394113632" calcext:value-type="float">
            <text:p>235.2423941136</text:p>
          </table:table-cell>
          <table:table-cell table:formula="of:=[.D10]^[.H10]" office:value-type="float" office:value="272.209393230726" calcext:value-type="float">
            <text:p>272.2093932307</text:p>
          </table:table-cell>
          <table:table-cell table:formula="of:=[.E10]^[.I10]" office:value-type="float" office:value="364.744512222391" calcext:value-type="float">
            <text:p>364.744512222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Product</text:p>
          </table:table-cell>
          <table:table-cell table:formula="of:=[.J10]*[.J9]*[.J8]*[.J7]*[.J6]*[.J5]*[.J4]*[.J3]" office:value-type="float" office:value="9.2250646682621" calcext:value-type="float">
            <text:p>9.2250646683</text:p>
          </table:table-cell>
          <table:table-cell table:formula="of:=[.K10]*[.K9]*[.K8]*[.K7]*[.K6]*[.K5]*[.K4]*[.K3]" office:value-type="float" office:value="8.87156939234364" calcext:value-type="float">
            <text:p>8.8715693923</text:p>
          </table:table-cell>
          <table:table-cell table:formula="of:=[.L10]*[.L9]*[.L8]*[.L7]*[.L6]*[.L5]*[.L4]*[.L3]" office:value-type="float" office:value="8.8992460282278" calcext:value-type="float">
            <text:p>8.8992460282</text:p>
          </table:table-cell>
          <table:table-cell table:formula="of:=[.M10]*[.M9]*[.M8]*[.M7]*[.M6]*[.M5]*[.M4]*[.M3]" office:value-type="float" office:value="9.16994875720051" calcext:value-type="float">
            <text:p>9.169948757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rod*offset</text:p>
          </table:table-cell>
          <table:table-cell table:formula="of:=[.J12]*EXP(-0.706354)" office:value-type="float" office:value="4.55201594653836" calcext:value-type="float">
            <text:p>4.5520159465</text:p>
          </table:table-cell>
          <table:table-cell table:formula="of:=[.K12]*EXP(-0.706354)" office:value-type="float" office:value="4.37758723618548" calcext:value-type="float">
            <text:p>4.3775872362</text:p>
          </table:table-cell>
          <table:table-cell table:formula="of:=[.L12]*EXP(-0.706354)" office:value-type="float" office:value="4.39124399550606" calcext:value-type="float">
            <text:p>4.3912439955</text:p>
          </table:table-cell>
          <table:table-cell table:formula="of:=[.M12]*EXP(-0.706354)" office:value-type="float" office:value="4.52481955116527" calcext:value-type="float">
            <text:p>4.524819551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 L 1</text:p>
          </table:table-cell>
          <table:table-cell table:style-name="ce5" office:value-type="float" office:value="1033.8914" calcext:value-type="float">
            <text:p>1033.8914</text:p>
          </table:table-cell>
          <table:table-cell table:style-name="ce5" office:value-type="float" office:value="912.1074" calcext:value-type="float">
            <text:p>912.1074</text:p>
          </table:table-cell>
          <table:table-cell table:style-name="ce5" office:value-type="float" office:value="911.5188" calcext:value-type="float">
            <text:p>911.5188</text:p>
          </table:table-cell>
          <table:table-cell table:style-name="ce8" office:value-type="float" office:value="1041.7923" calcext:value-type="float">
            <text:p>1041.7923</text:p>
          </table:table-cell>
          <table:table-cell table:style-name="ce10" office:value-type="float" office:value="0.0620617" calcext:value-type="float">
            <text:p>0.0620617</text:p>
          </table:table-cell>
          <table:table-cell table:style-name="ce5" office:value-type="float" office:value="-0.0293608" calcext:value-type="float">
            <text:p>-0.0293608</text:p>
          </table:table-cell>
          <table:table-cell table:style-name="ce5" office:value-type="float" office:value="-0.0312338" calcext:value-type="float">
            <text:p>-0.0312338</text:p>
          </table:table-cell>
          <table:table-cell table:style-name="ce8" office:value-type="float" office:value="0.0555516" calcext:value-type="float">
            <text:p>0.0555516</text:p>
          </table:table-cell>
          <table:table-cell table:formula="of:=[.B16]^[.F16]" office:value-type="float" office:value="1.53845018485224" calcext:value-type="float">
            <text:p>1.5384501849</text:p>
          </table:table-cell>
          <table:table-cell table:formula="of:=[.C16]^[.G16]" office:value-type="float" office:value="0.818635703924537" calcext:value-type="float">
            <text:p>0.8186357039</text:p>
          </table:table-cell>
          <table:table-cell table:formula="of:=[.D16]^[.H16]" office:value-type="float" office:value="0.808267790055527" calcext:value-type="float">
            <text:p>0.8082677901</text:p>
          </table:table-cell>
          <table:table-cell table:formula="of:=[.E16]^[.I16]" office:value-type="float" office:value="1.47110127184894" calcext:value-type="float">
            <text:p>1.4711012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 L 2</text:p>
          </table:table-cell>
          <table:table-cell table:style-name="ce5" office:value-type="float" office:value="1007.907" calcext:value-type="float">
            <text:p>1007.907</text:p>
          </table:table-cell>
          <table:table-cell table:style-name="ce5" office:value-type="float" office:value="1005.2967" calcext:value-type="float">
            <text:p>1005.2967</text:p>
          </table:table-cell>
          <table:table-cell table:style-name="ce5" office:value-type="float" office:value="899.3304" calcext:value-type="float">
            <text:p>899.3304</text:p>
          </table:table-cell>
          <table:table-cell table:style-name="ce8" office:value-type="float" office:value="889.564" calcext:value-type="float">
            <text:p>889.564</text:p>
          </table:table-cell>
          <table:table-cell table:style-name="ce10" office:value-type="float" office:value="0.064708" calcext:value-type="float">
            <text:p>0.064708</text:p>
          </table:table-cell>
          <table:table-cell table:style-name="ce5" office:value-type="float" office:value="0.0606416" calcext:value-type="float">
            <text:p>0.0606416</text:p>
          </table:table-cell>
          <table:table-cell table:style-name="ce5" office:value-type="float" office:value="-0.0300739" calcext:value-type="float">
            <text:p>-0.0300739</text:p>
          </table:table-cell>
          <table:table-cell table:style-name="ce8" office:value-type="float" office:value="-0.0274961" calcext:value-type="float">
            <text:p>-0.0274961</text:p>
          </table:table-cell>
          <table:table-cell table:formula="of:=[.B17]^[.F17]" office:value-type="float" office:value="1.56439108084296" calcext:value-type="float">
            <text:p>1.5643910808</text:p>
          </table:table-cell>
          <table:table-cell table:formula="of:=[.C17]^[.G17]" office:value-type="float" office:value="1.52077136822489" calcext:value-type="float">
            <text:p>1.5207713682</text:p>
          </table:table-cell>
          <table:table-cell table:formula="of:=[.D17]^[.H17]" office:value-type="float" office:value="0.815012232571674" calcext:value-type="float">
            <text:p>0.8150122326</text:p>
          </table:table-cell>
          <table:table-cell table:formula="of:=[.E17]^[.I17]" office:value-type="float" office:value="0.82967714884228" calcext:value-type="float">
            <text:p>0.82967714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 R 1</text:p>
          </table:table-cell>
          <table:table-cell table:style-name="ce5" office:value-type="float" office:value="1457.84" calcext:value-type="float">
            <text:p>1457.84</text:p>
          </table:table-cell>
          <table:table-cell table:style-name="ce5" office:value-type="float" office:value="1525.605" calcext:value-type="float">
            <text:p>1525.605</text:p>
          </table:table-cell>
          <table:table-cell table:style-name="ce5" office:value-type="float" office:value="1530.982" calcext:value-type="float">
            <text:p>1530.982</text:p>
          </table:table-cell>
          <table:table-cell table:style-name="ce8" office:value-type="float" office:value="1437.656" calcext:value-type="float">
            <text:p>1437.656</text:p>
          </table:table-cell>
          <table:table-cell table:style-name="ce10" office:value-type="float" office:value="-0.0098349" calcext:value-type="float">
            <text:p>-0.0098349</text:p>
          </table:table-cell>
          <table:table-cell table:style-name="ce5" office:value-type="float" office:value="0.0441671" calcext:value-type="float">
            <text:p>0.0441671</text:p>
          </table:table-cell>
          <table:table-cell table:style-name="ce5" office:value-type="float" office:value="0.0453308" calcext:value-type="float">
            <text:p>0.0453308</text:p>
          </table:table-cell>
          <table:table-cell table:style-name="ce8" office:value-type="float" office:value="-0.015641" calcext:value-type="float">
            <text:p>-0.015641</text:p>
          </table:table-cell>
          <table:table-cell table:formula="of:=[.B18]^[.F18]" office:value-type="float" office:value="0.930861845985119" calcext:value-type="float">
            <text:p>0.930861846</text:p>
          </table:table-cell>
          <table:table-cell table:formula="of:=[.C18]^[.G18]" office:value-type="float" office:value="1.38230349384751" calcext:value-type="float">
            <text:p>1.3823034938</text:p>
          </table:table-cell>
          <table:table-cell table:formula="of:=[.D18]^[.H18]" office:value-type="float" office:value="1.39436746871274" calcext:value-type="float">
            <text:p>1.3943674687</text:p>
          </table:table-cell>
          <table:table-cell table:formula="of:=[.E18]^[.I18]" office:value-type="float" office:value="0.892505946646067" calcext:value-type="float">
            <text:p>0.89250594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 R 2</text:p>
          </table:table-cell>
          <table:table-cell table:style-name="ce5" office:value-type="float" office:value="1354.589" calcext:value-type="float">
            <text:p>1354.589</text:p>
          </table:table-cell>
          <table:table-cell table:style-name="ce5" office:value-type="float" office:value="1355.814" calcext:value-type="float">
            <text:p>1355.814</text:p>
          </table:table-cell>
          <table:table-cell table:style-name="ce5" office:value-type="float" office:value="1447.835" calcext:value-type="float">
            <text:p>1447.835</text:p>
          </table:table-cell>
          <table:table-cell table:style-name="ce8" office:value-type="float" office:value="1439.944" calcext:value-type="float">
            <text:p>1439.944</text:p>
          </table:table-cell>
          <table:table-cell table:style-name="ce10" office:value-type="float" office:value="-0.0060869" calcext:value-type="float">
            <text:p>-0.0060869</text:p>
          </table:table-cell>
          <table:table-cell table:style-name="ce5" office:value-type="float" office:value="-0.0113838" calcext:value-type="float">
            <text:p>-0.0113838</text:p>
          </table:table-cell>
          <table:table-cell table:style-name="ce5" office:value-type="float" office:value="0.0455227" calcext:value-type="float">
            <text:p>0.0455227</text:p>
          </table:table-cell>
          <table:table-cell table:style-name="ce8" office:value-type="float" office:value="0.0537222" calcext:value-type="float">
            <text:p>0.0537222</text:p>
          </table:table-cell>
          <table:table-cell table:formula="of:=[.B19]^[.F19]" office:value-type="float" office:value="0.957055229502849" calcext:value-type="float">
            <text:p>0.9570552295</text:p>
          </table:table-cell>
          <table:table-cell table:formula="of:=[.C19]^[.G19]" office:value-type="float" office:value="0.921178218360892" calcext:value-type="float">
            <text:p>0.9211782184</text:p>
          </table:table-cell>
          <table:table-cell table:formula="of:=[.D19]^[.H19]" office:value-type="float" office:value="1.39278623528047" calcext:value-type="float">
            <text:p>1.3927862353</text:p>
          </table:table-cell>
          <table:table-cell table:formula="of:=[.E19]^[.I19]" office:value-type="float" office:value="1.47799605250675" calcext:value-type="float">
            <text:p>1.47799605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J 1</text:p>
          </table:table-cell>
          <table:table-cell table:style-name="ce5" office:value-type="float" office:value="136.4919" calcext:value-type="float">
            <text:p>136.4919</text:p>
          </table:table-cell>
          <table:table-cell table:style-name="ce5" office:value-type="float" office:value="134.1817" calcext:value-type="float">
            <text:p>134.1817</text:p>
          </table:table-cell>
          <table:table-cell table:style-name="ce5" office:value-type="float" office:value="135.5454" calcext:value-type="float">
            <text:p>135.5454</text:p>
          </table:table-cell>
          <table:table-cell table:style-name="ce8" office:value-type="float" office:value="136.6235" calcext:value-type="float">
            <text:p>136.6235</text:p>
          </table:table-cell>
          <table:table-cell table:style-name="ce10" office:value-type="float" office:value="0.0030102" calcext:value-type="float">
            <text:p>0.0030102</text:p>
          </table:table-cell>
          <table:table-cell table:style-name="ce5" office:value-type="float" office:value="0.0465966" calcext:value-type="float">
            <text:p>0.0465966</text:p>
          </table:table-cell>
          <table:table-cell table:style-name="ce5" office:value-type="float" office:value="0.0474184" calcext:value-type="float">
            <text:p>0.0474184</text:p>
          </table:table-cell>
          <table:table-cell table:style-name="ce8" office:value-type="float" office:value="0.0220422" calcext:value-type="float">
            <text:p>0.0220422</text:p>
          </table:table-cell>
          <table:table-cell table:formula="of:=[.B20]^[.F20]" office:value-type="float" office:value="1.01490898824768" calcext:value-type="float">
            <text:p>1.0149089882</text:p>
          </table:table-cell>
          <table:table-cell table:formula="of:=[.C20]^[.G20]" office:value-type="float" office:value="1.25644439459762" calcext:value-type="float">
            <text:p>1.2564443946</text:p>
          </table:table-cell>
          <table:table-cell table:formula="of:=[.D20]^[.H20]" office:value-type="float" office:value="1.26211825725981" calcext:value-type="float">
            <text:p>1.2621182573</text:p>
          </table:table-cell>
          <table:table-cell table:formula="of:=[.E20]^[.I20]" office:value-type="float" office:value="1.11447845748401" calcext:value-type="float">
            <text:p>1.11447845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J 2</text:p>
          </table:table-cell>
          <table:table-cell table:style-name="ce5" office:value-type="float" office:value="134.3257" calcext:value-type="float">
            <text:p>134.3257</text:p>
          </table:table-cell>
          <table:table-cell table:style-name="ce5" office:value-type="float" office:value="134.4437" calcext:value-type="float">
            <text:p>134.4437</text:p>
          </table:table-cell>
          <table:table-cell table:style-name="ce5" office:value-type="float" office:value="135.3524" calcext:value-type="float">
            <text:p>135.3524</text:p>
          </table:table-cell>
          <table:table-cell table:style-name="ce8" office:value-type="float" office:value="133.9456" calcext:value-type="float">
            <text:p>133.9456</text:p>
          </table:table-cell>
          <table:table-cell table:style-name="ce10" office:value-type="float" office:value="0.0007932" calcext:value-type="float">
            <text:p>0.0007932</text:p>
          </table:table-cell>
          <table:table-cell table:style-name="ce5" office:value-type="float" office:value="0.0116345" calcext:value-type="float">
            <text:p>0.0116345</text:p>
          </table:table-cell>
          <table:table-cell table:style-name="ce5" office:value-type="float" office:value="0.0535806" calcext:value-type="float">
            <text:p>0.0535806</text:p>
          </table:table-cell>
          <table:table-cell table:style-name="ce8" office:value-type="float" office:value="0.0390818" calcext:value-type="float">
            <text:p>0.0390818</text:p>
          </table:table-cell>
          <table:table-cell table:formula="of:=[.B21]^[.F21]" office:value-type="float" office:value="1.00389445590155" calcext:value-type="float">
            <text:p>1.0038944559</text:p>
          </table:table-cell>
          <table:table-cell table:formula="of:=[.C21]^[.G21]" office:value-type="float" office:value="1.05867950083635" calcext:value-type="float">
            <text:p>1.0586795008</text:p>
          </table:table-cell>
          <table:table-cell table:formula="of:=[.D21]^[.H21]" office:value-type="float" office:value="1.30078411597604" calcext:value-type="float">
            <text:p>1.300784116</text:p>
          </table:table-cell>
          <table:table-cell table:formula="of:=[.E21]^[.I21]" office:value-type="float" office:value="1.21094436994459" calcext:value-type="float">
            <text:p>1.21094436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Product</text:p>
          </table:table-cell>
          <table:table-cell table:formula="of:=[.J21]*[.J20]*[.J19]*[.J18]*[.J17]*[.J16]" office:value-type="float" office:value="2.18457095208238" calcext:value-type="float">
            <text:p>2.1845709521</text:p>
          </table:table-cell>
          <table:table-cell table:formula="of:=[.K21]*[.K20]*[.K19]*[.K18]*[.K17]*[.K16]" office:value-type="float" office:value="2.10867404548546" calcext:value-type="float">
            <text:p>2.1086740455</text:p>
          </table:table-cell>
          <table:table-cell table:formula="of:=[.L21]*[.L20]*[.L19]*[.L18]*[.L17]*[.L16]" office:value-type="float" office:value="2.10032441847088" calcext:value-type="float">
            <text:p>2.1003244185</text:p>
          </table:table-cell>
          <table:table-cell table:formula="of:=[.M21]*[.M20]*[.M19]*[.M18]*[.M17]*[.M16]" office:value-type="float" office:value="2.17286108936523" calcext:value-type="float">
            <text:p>2.172861089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rod*offset</text:p>
          </table:table-cell>
          <table:table-cell table:formula="of:=[.J23]*EXP(0.7737768)" office:value-type="float" office:value="4.73601587074882" calcext:value-type="float">
            <text:p>4.7360158707</text:p>
          </table:table-cell>
          <table:table-cell table:formula="of:=[.K23]*EXP(0.7737768)" office:value-type="float" office:value="4.57147603108781" calcext:value-type="float">
            <text:p>4.5714760311</text:p>
          </table:table-cell>
          <table:table-cell table:formula="of:=[.L23]*EXP(0.7737768)" office:value-type="float" office:value="4.55337455170203" calcext:value-type="float">
            <text:p>4.5533745517</text:p>
          </table:table-cell>
          <table:table-cell table:formula="of:=[.M23]*EXP(0.7737768)" office:value-type="float" office:value="4.71062960640257" calcext:value-type="float">
            <text:p>4.7106296064</text:p>
          </table:table-cell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ick Spill</meta:initial-creator>
    <meta:creation-date>2016-03-14T11:18:56.938738342</meta:creation-date>
    <dc:date>2016-03-14T11:44:16.456961494</dc:date>
    <dc:creator>Yannick Spill</dc:creator>
    <meta:editing-duration>PT25M20S</meta:editing-duration>
    <meta:editing-cycles>2</meta:editing-cycles>
    <meta:generator>LibreOffice/4.3.7.2$Linux_X86_64 LibreOffice_project/430$Build-2</meta:generator>
    <meta:document-statistic meta:table-count="1" meta:cell-count="217" meta:object-count="0"/>
  </office:meta>
</office:document-meta>
</file>